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836cm" style:rel-column-width="14289*"/>
    </style:style>
    <style:style style:name="Table2.B" style:family="table-column">
      <style:table-column-properties style:column-width="13.758cm" style:rel-column-width="51246*"/>
    </style:style>
    <style:style style:name="Tab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le2.B2" style:family="table-cell" style:data-style-name="N115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302cm" style:rel-column-width="8573*"/>
    </style:style>
    <style:style style:name="Table1.B" style:family="table-column">
      <style:table-column-properties style:column-width="3.598cm" style:rel-column-width="13402*"/>
    </style:style>
    <style:style style:name="Table1.C" style:family="table-column">
      <style:table-column-properties style:column-width="11.695cm" style:rel-column-width="43560*"/>
    </style:style>
    <style:style style:name="Table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83caff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itle" style:master-page-name="Standard">
      <style:paragraph-properties fo:margin-top="0.388cm" fo:margin-bottom="0.106cm" fo:text-align="center" style:justify-single-word="false" style:page-number="auto"/>
      <style:text-properties style:font-name="DejaVu Sans" style:font-name-asian="DejaVu Sans" style:language-asian="zh" style:country-asian="CN"/>
    </style:style>
    <style:style style:name="P13" style:family="paragraph" style:parent-style-name="Table_20_Contents">
      <style:text-properties style:font-name="DejaVu Sans" style:font-name-asian="DejaVu Sans"/>
    </style:style>
    <number:number-style style:name="N0">
      <number:number number:min-integer-digits="1"/>
    </number:number-style>
    <number:date-style style:name="N115">
      <number:year/>
      <number:text>／</number:text>
      <number:month/>
      <number:text>／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2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2-03-12">
            <text:p text:style-name="P6">12／3／12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王正明，马磊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-1-1</text:p>
          </table:table-cell>
          <table:table-cell table:style-name="Table1.C2" office:value-type="string">
            <text:p text:style-name="P10">1. 本周准备Egg2的手册。</text:p>
            <text:p text:style-name="P10">2. 本周准备BAS2的数据导入。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>Eql</text:p>
          </table:table-cell>
          <table:table-cell table:style-name="Table1.C2" office:value-type="string">
            <text:p text:style-name="P10">1. 本周完成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1.905cm" fo:margin-right="0cm" fo:margin-top="0.247cm" fo:margin-bottom="0cm" style:line-height-at-least="0.388cm" fo:keep-together="always" fo:text-indent="0cm" style:auto-text-indent="false" fo:keep-with-next="always"/>
      <style:text-properties fo:font-size="11pt" fo:letter-spacing="-0.007cm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2-03-19T09:56:20</dc:date>
    <dc:creator>justin </dc:creator>
    <meta:editing-duration>PT6H26S</meta:editing-duration>
    <meta:editing-cycles>221</meta:editing-cycles>
    <meta:generator>OpenOffice.org/3.3$Unix OpenOffice.org_project/330m20$Build-9567</meta:generator>
    <meta:document-statistic meta:table-count="2" meta:image-count="0" meta:object-count="0" meta:page-count="2" meta:paragraph-count="28" meta:word-count="65" meta:character-count="168"/>
  </office:meta>
</office:document-meta>
</file>